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c9b1" officeooo:paragraph-rsid="000dc9b1"/>
    </style:style>
    <style:style style:name="P2" style:family="paragraph" style:parent-style-name="Standard">
      <style:text-properties fo:font-weight="normal" officeooo:rsid="000dc9b1" officeooo:paragraph-rsid="000dc9b1" style:font-weight-asian="normal" style:font-weight-complex="normal"/>
    </style:style>
    <style:style style:name="P3" style:family="paragraph" style:parent-style-name="Standard">
      <style:text-properties fo:font-weight="normal" officeooo:rsid="000e957e" officeooo:paragraph-rsid="000e957e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e957e" officeooo:paragraph-rsid="000e957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957e" officeooo:paragraph-rsid="000e957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957e" officeooo:paragraph-rsid="00106521" style:font-weight-asian="normal" style:font-weight-complex="normal"/>
    </style:style>
    <style:style style:name="P7" style:family="paragraph" style:parent-style-name="Standard">
      <style:text-properties fo:font-weight="normal" officeooo:rsid="000e957e" officeooo:paragraph-rsid="00106521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e957e" officeooo:paragraph-rsid="0010652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6521" officeooo:paragraph-rsid="00106521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fo:font-weight="bold" officeooo:rsid="00106521" officeooo:paragraph-rsid="0010652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06521" officeooo:paragraph-rsid="00106521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106521" officeooo:paragraph-rsid="0010652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e957e" officeooo:paragraph-rsid="000e957e" style:font-weight-asian="bold" style:font-weight-complex="bold"/>
    </style:style>
    <style:style style:name="P14" style:family="paragraph" style:parent-style-name="Standard" style:list-style-name="L2">
      <style:text-properties fo:font-weight="bold" officeooo:rsid="000e957e" officeooo:paragraph-rsid="0010652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957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SOS PARA TRABAJAR CON BBDD</text:p>
      <text:p text:style-name="P4"/>
      <text:p text:style-name="P13">1. Añadir el .jar con la conexión al sistema Gestor de base de datos en la carpeta Librerías del proyecto.</text:p>
      <text:p text:style-name="P13"/>
      <text:p text:style-name="P13">2. Importar java.sql.*;</text:p>
      <text:p text:style-name="P5"/>
      <text:p text:style-name="P13">3. Crear la conexión</text:p>
      <text:p text:style-name="P5"><text:tab/></text:p>
      <text:p text:style-name="P5"><text:tab/>Connection con = DriverManager.getConnection ( String url, String usuario, String <text:tab/>password );</text:p>
      <text:p text:style-name="P5"/>
      <text:p text:style-name="P5"><text:tab/><text:tab/>URL: “jdbc:mysql://localhost//nombreBBDD</text:p>
      <text:p text:style-name="P5"><text:tab/><text:tab/></text:p>
      <text:p text:style-name="P5"><text:tab/><text:tab/>Usuario: root</text:p>
      <text:p text:style-name="P5"/>
      <text:p text:style-name="P5"><text:tab/><text:tab/>Password: 1234</text:p>
      <text:p text:style-name="P5"/>
      <text:p text:style-name="P5"/>
      <text:p text:style-name="P5"/>
      <text:p text:style-name="P11">4. Crear objeto tipo Statement</text:p>
      <text:p text:style-name="P9"/>
      <text:p text:style-name="P9"><text:tab/>Statement sentencia = con.createStatement();</text:p>
      <text:p text:style-name="P9"/>
      <text:p text:style-name="P9"/>
      <text:p text:style-name="P10">Métodos más importantes del objeto Statement</text:p>
      <text:p text:style-name="P9"/>
      <text:list xml:id="list3880385453" text:style-name="L1">
        <text:list-item>
          <text:p text:style-name="P12"><text:span text:style-name="T3">Realizar consultas Select</text:span></text:p>
          <text:p text:style-name="P8"/>
        </text:list-item>
      </text:list>
      <text:p text:style-name="P7"><text:tab/><text:tab/>ResultSet executeQuery(String consulta) → Se castea desde el objeto Statement.</text:p>
      <text:p text:style-name="P7"/>
      <text:p text:style-name="P6"><text:tab/><text:tab/>Sentencia.exequteQuery( “Select * from nombreTabla”)</text:p>
      <text:p text:style-name="P6"/>
      <text:p text:style-name="P6"/>
      <text:list xml:id="list2004325500" text:style-name="L2">
        <text:list-item>
          <text:p text:style-name="P14">Realizar operaciones DML ( Insert, Update, Delete ).</text:p>
        </text:list-item>
      </text:list>
      <text:p text:style-name="P7"/>
      <text:p text:style-name="P7"><text:tab/>int executeUpdate (String consulta)→ Devuelve el número de filas que se han visto <text:tab/>modificadas por la operación. Se castea desde el objeto Statement.</text:p>
      <text:p text:style-name="P7"/>
      <text:p text:style-name="P6"><text:tab/>Sentencia.executeUpdate (“Insert into nombreTabla values ( valor1, valor2 … valorN)”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7:17:53.372342850</meta:creation-date>
    <dc:date>2024-05-10T17:44:52.454730363</dc:date>
    <meta:editing-duration>PT4M8S</meta:editing-duration>
    <meta:editing-cycles>1</meta:editing-cycles>
    <meta:document-statistic meta:table-count="0" meta:image-count="0" meta:object-count="0" meta:page-count="1" meta:paragraph-count="20" meta:word-count="127" meta:character-count="917" meta:non-whitespace-character-count="790"/>
    <meta:generator>LibreOffice/7.3.7.2$Linux_X86_64 LibreOffice_project/30$Build-2</meta:generator>
  </office:meta>
</office:document-meta>
</file>